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utImpl.InOutImpl( Exchange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utImpl.InOu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OutImpl.readExternal( ObjectInput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OutImpl.InOutImpl( String 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utImpl.InOutImpl( InOutImpl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